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042in" fo:margin-left="1.0979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6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6.0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sv" fo:country="SE" officeooo:paragraph-rsid="0000e749"/>
    </style:style>
    <style:style style:name="P2" style:family="paragraph" style:parent-style-name="Text_20_body">
      <style:text-properties fo:language="sv" fo:country="SE" officeooo:rsid="0000e749" officeooo:paragraph-rsid="0000e749"/>
    </style:style>
    <style:style style:name="P3" style:family="paragraph" style:parent-style-name="Text_20_body">
      <style:text-properties fo:language="sv" fo:country="SE" officeooo:rsid="0000e749" officeooo:paragraph-rsid="0002ffc7"/>
    </style:style>
    <style:style style:name="P4" style:family="paragraph" style:parent-style-name="Text_20_body">
      <style:text-properties fo:language="sv" fo:country="SE" officeooo:paragraph-rsid="0005c7c9"/>
    </style:style>
    <style:style style:name="P5" style:family="paragraph" style:parent-style-name="Text_20_body">
      <style:text-properties fo:language="sv" fo:country="SE" officeooo:rsid="000715c3" officeooo:paragraph-rsid="000862e9"/>
    </style:style>
    <style:style style:name="P6" style:family="paragraph" style:parent-style-name="Text_20_body">
      <style:text-properties fo:language="sv" fo:country="SE" officeooo:rsid="000715c3" officeooo:paragraph-rsid="00087fdd"/>
    </style:style>
    <style:style style:name="P7" style:family="paragraph" style:parent-style-name="Text_20_body">
      <style:text-properties fo:language="sv" fo:country="SE" officeooo:rsid="00075ca0" officeooo:paragraph-rsid="000862e9"/>
    </style:style>
    <style:style style:name="P8" style:family="paragraph" style:parent-style-name="Text_20_body">
      <style:text-properties fo:language="sv" fo:country="SE" officeooo:rsid="00075ca0" officeooo:paragraph-rsid="001a4ec5"/>
    </style:style>
    <style:style style:name="P9" style:family="paragraph" style:parent-style-name="Text_20_body">
      <style:text-properties fo:language="sv" fo:country="SE" fo:font-style="normal" officeooo:rsid="00087fdd" officeooo:paragraph-rsid="00087fdd" fo:background-color="#ffffff" style:font-style-asian="normal" style:font-style-complex="normal"/>
    </style:style>
    <style:style style:name="P10" style:family="paragraph" style:parent-style-name="Text_20_body">
      <style:text-properties fo:language="sv" fo:country="SE" officeooo:paragraph-rsid="001882a8"/>
    </style:style>
    <style:style style:name="P11" style:family="paragraph" style:parent-style-name="Text_20_body">
      <style:text-properties fo:language="sv" fo:country="SE" officeooo:rsid="001c1d3f" officeooo:paragraph-rsid="001c1d3f"/>
    </style:style>
    <style:style style:name="P12" style:family="paragraph" style:parent-style-name="Text_20_body">
      <style:text-properties officeooo:rsid="000715c3" officeooo:paragraph-rsid="000715c3"/>
    </style:style>
    <style:style style:name="P13" style:family="paragraph" style:parent-style-name="Text_20_body">
      <style:text-properties officeooo:rsid="001219fd" officeooo:paragraph-rsid="00124898"/>
    </style:style>
    <style:style style:name="P14" style:family="paragraph" style:parent-style-name="Text_20_body">
      <style:text-properties officeooo:paragraph-rsid="0014ca70"/>
    </style:style>
    <style:style style:name="P15" style:family="paragraph" style:parent-style-name="Text_20_body">
      <style:text-properties style:font-name="Ubuntu Mono" fo:language="sv" fo:country="SE" officeooo:rsid="000715c3" officeooo:paragraph-rsid="000862e9" fo:background-color="#eeeeee"/>
    </style:style>
    <style:style style:name="P16" style:family="paragraph" style:parent-style-name="Text_20_body">
      <style:text-properties style:font-name="Ubuntu Mono" fo:language="sv" fo:country="SE" officeooo:rsid="00075ca0" officeooo:paragraph-rsid="000862e9" fo:background-color="#eeeeee"/>
    </style:style>
    <style:style style:name="P17" style:family="paragraph" style:parent-style-name="Text_20_body">
      <style:paragraph-properties fo:line-height="150%"/>
      <style:text-properties style:font-name="Ubuntu Mono" fo:language="sv" fo:country="SE" fo:font-style="normal" officeooo:rsid="00087fdd" officeooo:paragraph-rsid="00087fdd" fo:background-color="#eeeeee" style:font-style-asian="normal" style:font-style-complex="normal"/>
    </style:style>
    <style:style style:name="P18" style:family="paragraph" style:parent-style-name="Table_20_Contents">
      <style:text-properties fo:font-size="10pt" fo:language="sv" fo:country="SE" style:font-size-asian="10pt" style:font-size-complex="10pt"/>
    </style:style>
    <style:style style:name="P19" style:family="paragraph" style:parent-style-name="Table_20_Contents">
      <style:text-properties fo:font-size="10pt" fo:language="sv" fo:country="SE" officeooo:rsid="000d82fb" officeooo:paragraph-rsid="000d82fb" style:font-size-asian="10pt" style:font-size-complex="10pt"/>
    </style:style>
    <style:style style:name="P20" style:family="paragraph" style:parent-style-name="Table_20_Contents">
      <style:text-properties fo:font-size="10pt" fo:language="sv" fo:country="SE" officeooo:rsid="000e6908" officeooo:paragraph-rsid="000e6908" style:font-size-asian="10pt" style:font-size-complex="10pt"/>
    </style:style>
    <style:style style:name="P21" style:family="paragraph" style:parent-style-name="Table_20_Contents">
      <style:text-properties fo:font-size="10pt" fo:language="sv" fo:country="SE" officeooo:rsid="000e6908" officeooo:paragraph-rsid="001067db" style:font-size-asian="10pt" style:font-size-complex="10pt"/>
    </style:style>
    <style:style style:name="P22" style:family="paragraph" style:parent-style-name="Table_20_Contents">
      <style:text-properties fo:font-size="10pt" fo:language="sv" fo:country="SE" fo:font-style="italic" fo:font-weight="normal" officeooo:rsid="000d82fb" officeooo:paragraph-rsid="000d82fb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text-properties fo:font-size="10pt" fo:language="sv" fo:country="SE" fo:font-style="italic" officeooo:rsid="000d82fb" officeooo:paragraph-rsid="000d82fb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fo:font-size="10pt" fo:language="sv" fo:country="SE" fo:font-style="italic" officeooo:rsid="000e6908" officeooo:paragraph-rsid="000e6908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officeooo:rsid="0014ca70" officeooo:paragraph-rsid="0014ca70"/>
    </style:style>
    <style:style style:name="P26" style:family="paragraph" style:parent-style-name="Title">
      <style:text-properties officeooo:rsid="001caabe" officeooo:paragraph-rsid="001caabe"/>
    </style:style>
    <style:style style:name="P27" style:family="paragraph" style:parent-style-name="Footnote">
      <style:text-properties officeooo:rsid="0005c24d" officeooo:paragraph-rsid="0016597f"/>
    </style:style>
    <style:style style:name="P28" style:family="paragraph" style:parent-style-name="Text_20_body">
      <style:text-properties fo:language="sv" fo:country="SE" fo:font-weight="normal" officeooo:rsid="00102b3d" officeooo:paragraph-rsid="00102b3d" style:font-weight-asian="normal" style:font-weight-complex="normal"/>
    </style:style>
    <style:style style:name="P29" style:family="paragraph" style:parent-style-name="Text_20_body">
      <style:text-properties fo:language="sv" fo:country="SE" fo:font-weight="normal" officeooo:rsid="0005c7c9" officeooo:paragraph-rsid="0005c7c9" style:font-weight-asian="normal" style:font-weight-complex="normal"/>
    </style:style>
    <style:style style:name="P30" style:family="paragraph" style:parent-style-name="Text_20_body" style:list-style-name="L1">
      <style:text-properties fo:language="sv" fo:country="SE" officeooo:rsid="000b51b1" officeooo:paragraph-rsid="000b51b1"/>
    </style:style>
    <style:style style:name="P31" style:family="paragraph" style:parent-style-name="Text_20_body" style:list-style-name="L1">
      <style:text-properties fo:language="sv" fo:country="SE" officeooo:rsid="000b51b1" officeooo:paragraph-rsid="000d41cb"/>
    </style:style>
    <style:style style:name="P32" style:family="paragraph" style:parent-style-name="Text_20_body" style:list-style-name="L1">
      <style:text-properties fo:language="sv" fo:country="SE" officeooo:rsid="000b51b1" officeooo:paragraph-rsid="00102b3d"/>
    </style:style>
    <style:style style:name="P33" style:family="paragraph" style:parent-style-name="Text_20_body" style:list-style-name="L1">
      <style:text-properties fo:language="sv" fo:country="SE" officeooo:rsid="0000e749" officeooo:paragraph-rsid="0000e749"/>
    </style:style>
    <style:style style:name="P34" style:family="paragraph" style:parent-style-name="Text_20_body" style:list-style-name="L1">
      <style:text-properties fo:language="sv" fo:country="SE" officeooo:rsid="0000e749" officeooo:paragraph-rsid="000d41cb"/>
    </style:style>
    <style:style style:name="P35" style:family="paragraph" style:parent-style-name="Text_20_body" style:list-style-name="L1">
      <style:text-properties fo:language="sv" fo:country="SE" fo:font-style="italic" officeooo:rsid="000b51b1" officeooo:paragraph-rsid="000b51b1" style:font-style-asian="italic" style:font-style-complex="italic"/>
    </style:style>
    <style:style style:name="P36" style:family="paragraph" style:parent-style-name="Text_20_body" style:list-style-name="L1">
      <style:text-properties fo:language="sv" fo:country="SE" fo:font-style="italic" officeooo:rsid="000b51b1" officeooo:paragraph-rsid="000d41cb" style:font-style-asian="italic" style:font-style-complex="italic"/>
    </style:style>
    <style:style style:name="P37" style:family="paragraph" style:parent-style-name="Text_20_body" style:list-style-name="L1">
      <style:text-properties fo:language="sv" fo:country="SE" fo:font-style="italic" officeooo:rsid="000b51b1" officeooo:paragraph-rsid="00102b3d" style:font-style-asian="italic" style:font-style-complex="italic"/>
    </style:style>
    <style:style style:name="P38" style:family="paragraph" style:parent-style-name="Text_20_body" style:list-style-name="L1">
      <style:text-properties fo:language="sv" fo:country="SE" fo:font-style="italic" officeooo:rsid="000b51b1" officeooo:paragraph-rsid="00208c59" style:font-style-asian="italic" style:font-style-complex="italic"/>
    </style:style>
    <style:style style:name="P39" style:family="paragraph" style:parent-style-name="Text_20_body" style:list-style-name="L1">
      <style:text-properties fo:language="sv" fo:country="SE" fo:font-style="italic" officeooo:rsid="00102b3d" officeooo:paragraph-rsid="00102b3d" style:font-style-asian="italic" style:font-style-complex="italic"/>
    </style:style>
    <style:style style:name="P40" style:family="paragraph" style:parent-style-name="Text_20_body" style:list-style-name="L1">
      <style:text-properties fo:language="sv" fo:country="SE" fo:font-style="italic" officeooo:rsid="00102b3d" officeooo:paragraph-rsid="00208c59" style:font-style-asian="italic" style:font-style-complex="italic"/>
    </style:style>
    <style:style style:name="P41" style:family="paragraph" style:parent-style-name="Text_20_body" style:list-style-name="L1">
      <style:text-properties fo:language="sv" fo:country="SE" fo:font-style="italic" officeooo:rsid="000d41cb" officeooo:paragraph-rsid="000d41cb" style:font-style-asian="italic" style:font-style-complex="italic"/>
    </style:style>
    <style:style style:name="P42" style:family="paragraph" style:parent-style-name="Text_20_body" style:list-style-name="L1">
      <style:text-properties fo:language="sv" fo:country="SE" fo:font-style="italic" officeooo:rsid="000d41cb" officeooo:paragraph-rsid="00115b8e" style:font-style-asian="italic" style:font-style-complex="italic"/>
    </style:style>
    <style:style style:name="P43" style:family="paragraph" style:parent-style-name="Text_20_body" style:list-style-name="L1">
      <style:text-properties fo:language="sv" fo:country="SE" officeooo:rsid="000d41cb" officeooo:paragraph-rsid="000d41cb"/>
    </style:style>
    <style:style style:name="P44" style:family="paragraph" style:parent-style-name="Text_20_body" style:list-style-name="L1">
      <style:text-properties fo:language="sv" fo:country="SE" officeooo:rsid="000d41cb" officeooo:paragraph-rsid="00102b3d"/>
    </style:style>
    <style:style style:name="P45" style:family="paragraph" style:parent-style-name="Text_20_body" style:list-style-name="L1">
      <style:text-properties fo:language="sv" fo:country="SE" officeooo:rsid="000d41cb" officeooo:paragraph-rsid="00115b8e"/>
    </style:style>
    <style:style style:name="P46" style:family="paragraph" style:parent-style-name="Text_20_body" style:list-style-name="L1">
      <style:text-properties fo:language="sv" fo:country="SE" officeooo:rsid="000d41cb" officeooo:paragraph-rsid="00208c59"/>
    </style:style>
    <style:style style:name="P47" style:family="paragraph" style:parent-style-name="Text_20_body" style:list-style-name="L1">
      <style:text-properties fo:language="sv" fo:country="SE" fo:font-style="normal" officeooo:rsid="000d82fb" officeooo:paragraph-rsid="000d41cb" style:font-style-asian="normal" style:font-style-complex="normal"/>
    </style:style>
    <style:style style:name="P48" style:family="paragraph" style:parent-style-name="Text_20_body" style:list-style-name="L1">
      <style:text-properties fo:language="sv" fo:country="SE" fo:font-style="normal" officeooo:rsid="0014ca70" officeooo:paragraph-rsid="0014ca70" style:font-style-asian="normal" style:font-style-complex="normal"/>
    </style:style>
    <style:style style:name="P49" style:family="paragraph" style:parent-style-name="Text_20_body" style:list-style-name="L1">
      <style:text-properties fo:language="sv" fo:country="SE" officeooo:rsid="00115b8e" officeooo:paragraph-rsid="00115b8e"/>
    </style:style>
    <style:style style:name="P50" style:family="paragraph" style:parent-style-name="Text_20_body" style:list-style-name="L1">
      <style:text-properties fo:language="sv" fo:country="SE" officeooo:rsid="001a4ec5" officeooo:paragraph-rsid="001a4ec5"/>
    </style:style>
    <style:style style:name="P51" style:family="paragraph" style:parent-style-name="Text_20_body" style:list-style-name="L1">
      <style:text-properties style:font-name="Ubuntu Mono" fo:language="sv" fo:country="SE" officeooo:rsid="0000e749" officeooo:paragraph-rsid="0000e749"/>
    </style:style>
    <style:style style:name="P52" style:family="paragraph" style:parent-style-name="Text_20_body" style:list-style-name="L1">
      <style:text-properties style:font-name="Ubuntu Mono" fo:language="sv" fo:country="SE" officeooo:rsid="0000e749" officeooo:paragraph-rsid="001a4ec5"/>
    </style:style>
    <style:style style:name="P53" style:family="paragraph" style:parent-style-name="Text_20_body" style:list-style-name="L1">
      <style:text-properties style:font-name="Ubuntu Mono" fo:language="sv" fo:country="SE" fo:font-style="normal" officeooo:rsid="00115b8e" officeooo:paragraph-rsid="00115b8e" style:font-style-asian="normal" style:font-style-complex="normal"/>
    </style:style>
    <style:style style:name="P54" style:family="paragraph" style:parent-style-name="Text_20_body" style:list-style-name="L1">
      <style:text-properties style:font-name="Ubuntu Mono" fo:language="sv" fo:country="SE" officeooo:rsid="001067db" officeooo:paragraph-rsid="001067db"/>
    </style:style>
    <style:style style:name="P55" style:family="paragraph" style:parent-style-name="Text_20_body" style:list-style-name="L1">
      <style:text-properties style:font-name="Liberation Serif" fo:language="sv" fo:country="SE" fo:font-style="italic" officeooo:rsid="000d41cb" officeooo:paragraph-rsid="001a4ec5" style:font-style-asian="italic" style:font-style-complex="italic"/>
    </style:style>
    <style:style style:name="P56" style:family="paragraph" style:parent-style-name="Heading_20_1">
      <style:text-properties fo:language="sv" fo:country="SE" officeooo:rsid="0000e749" officeooo:paragraph-rsid="0000e749"/>
    </style:style>
    <style:style style:name="P57" style:family="paragraph" style:parent-style-name="Heading_20_1">
      <style:text-properties officeooo:rsid="0014ca70" officeooo:paragraph-rsid="0014ca70"/>
    </style:style>
    <style:style style:name="P58" style:family="paragraph" style:parent-style-name="Heading_20_1">
      <style:paragraph-properties fo:break-before="page"/>
      <style:text-properties fo:language="sv" fo:country="SE" officeooo:rsid="0000e749" officeooo:paragraph-rsid="0000e749"/>
    </style:style>
    <style:style style:name="P59" style:family="paragraph" style:parent-style-name="Table_20_Contents">
      <style:text-properties fo:font-size="10pt" fo:language="sv" fo:country="SE" officeooo:rsid="00227f5b" officeooo:paragraph-rsid="00227f5b" style:font-size-asian="10pt" style:font-size-complex="10pt"/>
    </style:style>
    <style:style style:name="P60" style:family="paragraph" style:parent-style-name="Table_20_Contents">
      <style:text-properties officeooo:rsid="00227f5b" officeooo:paragraph-rsid="00227f5b"/>
    </style:style>
    <style:style style:name="T1" style:family="text">
      <style:text-properties fo:language="sv" fo:country="SE"/>
    </style:style>
    <style:style style:name="T2" style:family="text">
      <style:text-properties fo:language="sv" fo:country="SE" officeooo:rsid="0000e749"/>
    </style:style>
    <style:style style:name="T3" style:family="text">
      <style:text-properties fo:language="sv" fo:country="SE" fo:font-style="italic" fo:font-weight="normal" officeooo:rsid="0002daa5" style:font-style-asian="italic" style:font-weight-asian="normal" style:font-style-complex="italic" style:font-weight-complex="normal"/>
    </style:style>
    <style:style style:name="T4" style:family="text">
      <style:text-properties fo:language="sv" fo:country="SE" fo:font-style="italic" fo:font-weight="normal" officeooo:rsid="00124898" style:font-style-asian="italic" style:font-weight-asian="normal" style:font-style-complex="italic" style:font-weight-complex="normal"/>
    </style:style>
    <style:style style:name="T5" style:family="text">
      <style:text-properties fo:language="sv" fo:country="SE" fo:font-style="italic" fo:font-weight="normal" officeooo:rsid="0000e749" style:font-style-asian="italic" style:font-weight-asian="normal" style:font-style-complex="italic" style:font-weight-complex="normal"/>
    </style:style>
    <style:style style:name="T6" style:family="text">
      <style:text-properties fo:language="sv" fo:country="SE" fo:font-style="italic" style:font-style-asian="italic" style:font-style-complex="italic"/>
    </style:style>
    <style:style style:name="T7" style:family="text">
      <style:text-properties fo:language="sv" fo:country="SE" fo:font-style="italic" officeooo:rsid="001412fa" style:font-style-asian="italic" style:font-style-complex="italic"/>
    </style:style>
    <style:style style:name="T8" style:family="text">
      <style:text-properties fo:language="sv" fo:country="SE" fo:font-style="normal" fo:font-weight="normal" officeooo:rsid="00124898" style:font-style-asian="normal" style:font-weight-asian="normal" style:font-style-complex="normal" style:font-weight-complex="normal"/>
    </style:style>
    <style:style style:name="T9" style:family="text">
      <style:text-properties fo:language="sv" fo:country="SE" officeooo:rsid="00075ca0"/>
    </style:style>
    <style:style style:name="T10" style:family="text">
      <style:text-properties fo:language="sv" fo:country="SE" officeooo:rsid="001412f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c7c9" style:font-weight-asian="bold" style:font-weight-complex="bold"/>
    </style:style>
    <style:style style:name="T13" style:family="text">
      <style:text-properties fo:font-weight="bold" officeooo:rsid="00102b3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862e9" style:font-style-asian="italic" style:font-style-complex="italic"/>
    </style:style>
    <style:style style:name="T16" style:family="text">
      <style:text-properties fo:font-style="italic" officeooo:rsid="000499ef" style:font-style-asian="italic" style:font-style-complex="italic"/>
    </style:style>
    <style:style style:name="T17" style:family="text">
      <style:text-properties fo:font-style="italic" officeooo:rsid="000d41cb" style:font-style-asian="italic" style:font-style-complex="italic"/>
    </style:style>
    <style:style style:name="T18" style:family="text">
      <style:text-properties fo:font-style="italic" officeooo:rsid="00115b8e" style:font-style-asian="italic" style:font-style-complex="italic"/>
    </style:style>
    <style:style style:name="T19" style:family="text">
      <style:text-properties fo:font-style="italic" officeooo:rsid="0014ca70" style:font-style-asian="italic" style:font-style-complex="italic"/>
    </style:style>
    <style:style style:name="T20" style:family="text">
      <style:text-properties fo:font-style="italic" officeooo:rsid="0016597f" style:font-style-asian="italic" style:font-style-complex="italic"/>
    </style:style>
    <style:style style:name="T21" style:family="text">
      <style:text-properties fo:font-style="italic" officeooo:rsid="001e9a64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2daa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0d41cb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02b3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02daa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02ffc7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499e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5c24d" style:font-style-asian="italic" style:font-weight-asian="normal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5c7c9" style:font-weight-asian="normal" style:font-weight-complex="normal"/>
    </style:style>
    <style:style style:name="T33" style:family="text">
      <style:text-properties fo:font-weight="normal" officeooo:rsid="000862e9" style:font-weight-asian="normal" style:font-weight-complex="normal"/>
    </style:style>
    <style:style style:name="T34" style:family="text">
      <style:text-properties fo:font-weight="normal" officeooo:rsid="00087fdd" style:font-weight-asian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0862e9" style:font-style-asian="normal" style:font-style-complex="normal"/>
    </style:style>
    <style:style style:name="T37" style:family="text">
      <style:text-properties fo:font-style="normal" officeooo:rsid="000d41cb" style:font-style-asian="normal" style:font-style-complex="normal"/>
    </style:style>
    <style:style style:name="T38" style:family="text">
      <style:text-properties fo:font-style="normal" officeooo:rsid="000d82fb" style:font-style-asian="normal" style:font-style-complex="normal"/>
    </style:style>
    <style:style style:name="T39" style:family="text">
      <style:text-properties fo:font-style="normal" officeooo:rsid="000e6908" style:font-style-asian="normal" style:font-style-complex="normal"/>
    </style:style>
    <style:style style:name="T40" style:family="text">
      <style:text-properties fo:font-style="normal" officeooo:rsid="00102b3d" style:font-style-asian="normal" style:font-style-complex="normal"/>
    </style:style>
    <style:style style:name="T41" style:family="text">
      <style:text-properties fo:font-style="normal" officeooo:rsid="001067db" style:font-style-asian="normal" style:font-style-complex="normal"/>
    </style:style>
    <style:style style:name="T42" style:family="text">
      <style:text-properties fo:font-style="normal" officeooo:rsid="0014ca70" style:font-style-asian="normal" style:font-style-complex="normal"/>
    </style:style>
    <style:style style:name="T43" style:family="text">
      <style:text-properties fo:font-style="normal" officeooo:rsid="00208c59" style:font-style-asian="normal" style:font-style-complex="normal"/>
    </style:style>
    <style:style style:name="T44" style:family="text">
      <style:text-properties fo:font-style="normal" fo:font-weight="bold" officeooo:rsid="00102b3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067db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02daa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02ffc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0499e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5c24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087fd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862e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067d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02b3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15b8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882a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a4ec5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02ffc7" style:font-style-asian="normal" style:font-weight-asian="normal" style:font-style-complex="normal" style:font-weight-complex="normal"/>
    </style:style>
    <style:style style:name="T59" style:family="text">
      <style:text-properties officeooo:rsid="0002daa5"/>
    </style:style>
    <style:style style:name="T60" style:family="text">
      <style:text-properties officeooo:rsid="0002ffc7"/>
    </style:style>
    <style:style style:name="T61" style:family="text">
      <style:text-properties officeooo:rsid="000715c3"/>
    </style:style>
    <style:style style:name="T62" style:family="text">
      <style:text-properties officeooo:rsid="00075ca0"/>
    </style:style>
    <style:style style:name="T63" style:family="text">
      <style:text-properties officeooo:rsid="00080377"/>
    </style:style>
    <style:style style:name="T64" style:family="text">
      <style:text-properties officeooo:rsid="000b51b1"/>
    </style:style>
    <style:style style:name="T65" style:family="text">
      <style:text-properties officeooo:rsid="000d41cb"/>
    </style:style>
    <style:style style:name="T66" style:family="text">
      <style:text-properties officeooo:rsid="00102b3d"/>
    </style:style>
    <style:style style:name="T67" style:family="text">
      <style:text-properties officeooo:rsid="001067db"/>
    </style:style>
    <style:style style:name="T68" style:family="text">
      <style:text-properties officeooo:rsid="001219fd"/>
    </style:style>
    <style:style style:name="T69" style:family="text">
      <style:text-properties officeooo:rsid="0014ca70"/>
    </style:style>
    <style:style style:name="T70" style:family="text">
      <style:text-properties officeooo:rsid="0016597f"/>
    </style:style>
    <style:style style:name="T71" style:family="text">
      <style:text-properties style:font-name="Ubuntu Mono"/>
    </style:style>
    <style:style style:name="T72" style:family="text">
      <style:text-properties style:font-name="Ubuntu Mono" fo:font-style="normal" style:font-style-asian="normal" style:font-style-complex="normal"/>
    </style:style>
    <style:style style:name="T73" style:family="text">
      <style:text-properties style:font-name="Ubuntu Mono" fo:font-style="normal" officeooo:rsid="000d41cb" style:font-style-asian="normal" style:font-style-complex="normal"/>
    </style:style>
    <style:style style:name="T74" style:family="text">
      <style:text-properties style:font-name="Ubuntu Mono" fo:font-style="normal" officeooo:rsid="00208c59" style:font-style-asian="normal" style:font-style-complex="normal"/>
    </style:style>
    <style:style style:name="T75" style:family="text">
      <style:text-properties style:font-name="Ubuntu Mono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style:font-name="Ubuntu Mono" fo:font-style="italic" style:font-style-asian="italic" style:font-style-complex="italic"/>
    </style:style>
    <style:style style:name="T77" style:family="text">
      <style:text-properties style:font-name="Ubuntu Mono" fo:font-style="italic" officeooo:rsid="001e9a64" style:font-style-asian="italic" style:font-style-complex="italic"/>
    </style:style>
    <style:style style:name="T78" style:family="text">
      <style:text-properties style:font-name="Liberation Serif" fo:font-style="normal" officeooo:rsid="001a4ec5" fo:background-color="#ffffff" loext:char-shading-value="0" style:font-style-asian="normal" style:font-style-complex="normal"/>
    </style:style>
    <style:style style:name="T79" style:family="text">
      <style:text-properties style:font-name="Liberation Serif" fo:font-style="normal" fo:font-weight="normal" officeooo:rsid="001a4ec5" fo:background-color="#ffffff" loext:char-shading-value="0" style:font-style-asian="normal" style:font-weight-asian="normal" style:font-style-complex="normal" style:font-weight-complex="normal"/>
    </style:style>
    <style:style style:name="T80" style:family="text">
      <style:text-properties style:font-name="Liberation Serif" fo:font-style="normal" fo:font-weight="normal" officeooo:rsid="000715c3" fo:background-color="#ffffff" loext:char-shading-value="0" style:font-style-asian="normal" style:font-weight-asian="normal" style:font-style-complex="normal" style:font-weight-complex="normal"/>
    </style:style>
    <style:style style:name="T81" style:family="text">
      <style:text-properties style:font-name="Liberation Serif" fo:font-style="normal" fo:font-weight="normal" officeooo:rsid="000862e9" fo:background-color="#ffffff" loext:char-shading-value="0" style:font-style-asian="normal" style:font-weight-asian="normal" style:font-style-complex="normal" style:font-weight-complex="normal"/>
    </style:style>
    <style:style style:name="T82" style:family="text">
      <style:text-properties officeooo:rsid="00208c59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rupp 3 AGV protokoll</text:p>
      <text:h text:style-name="P56" text:outline-level="1">Syntax</text:h>
      <text:p text:style-name="P12"><text:span text:style-name="T2">S</text:span><text:span text:style-name="T1">yntaxen är löst baserad på SCPI</text:span><text:span text:style-name="T9">(</text:span><text:a xlink:type="simple" xlink:href="http://rfmw.em.keysight.com/spdhelpfiles/33500/webhelp/US/Content/__I_SCPI/00%20scpi_introduction.htm" text:style-name="Internet_20_link" text:visited-style-name="Visited_20_Internet_20_Link">länk</text:a><text:span text:style-name="T9">)</text:span><text:span text:style-name="T1"> och följer för det mesta dess syntax </text:span><text:span text:style-name="T9">och stil</text:span><text:span text:style-name="T1">.</text:span></text:p>
      <text:p text:style-name="P3">Alla kommandon skickas i form av en<text:span text:style-name="T59"> </text:span>str<text:span text:style-name="T60">ä</text:span>ng<text:note text:id="ftn1" text:note-class="footnote"><text:note-citation>1</text:note-citation><text:note-body><text:p text:style-name="P27">Alla strängar är ASCII kodade och avslutas med <text:span text:style-name="T14">“\r\n”</text:span><text:span text:style-name="T46">(carrier return och linefeed) </text:span>om inget annat anges. <text:span text:style-name="T70">Ordet text avser en sträng som inte avslutas med </text:span><text:span text:style-name="T14">“\r\n” </text:span><text:span text:style-name="T20">om inget annat anges.</text:span></text:p></text:note-body></text:note> med formatet <text:span text:style-name="T14">”cmd(?) (args...)\r</text:span><text:span text:style-name="T16">\n</text:span><text:span text:style-name="T14">”</text:span>. </text:p>
      <text:p text:style-name="P3"><text:span text:style-name="T22">Cmd</text:span><text:span text:style-name="T26"> </text:span><text:span text:style-name="T46">är kommando</text:span><text:span text:style-name="T47">identifieraren(en mer noggrann förklaring över strukturen av denna och lista nedan)</text:span><text:span text:style-name="T46">.</text:span></text:p>
      <text:p text:style-name="P10"><text:span text:style-name="T47">Alla kommandon har en </text:span><text:span text:style-name="T27">set</text:span><text:span text:style-name="T47"> och en </text:span><text:span text:style-name="T27">get</text:span><text:span text:style-name="T47"> operation men måste inte implementera båda. Om kommando identifieraren avslutas med ett '</text:span><text:span text:style-name="T23">?</text:span><text:span text:style-name="T27">'</text:span><text:span text:style-name="T47"> så är det ett </text:span><text:span text:style-name="T27">get</text:span><text:span text:style-name="T47"> kommando och kommer returnera en <text:s/>sträng innehållande ett eller flera värden. </text:span><text:span text:style-name="T48">Om kommandoidentifieraren </text:span><text:span text:style-name="T58">inte</text:span><text:span text:style-name="T48"> slutar med '?' så är det ett </text:span><text:span text:style-name="T28">set</text:span><text:span text:style-name="T48"> kommando och </text:span><text:span text:style-name="T49">ska returnera en <text:s/>sträng (vanligtvis tom, </text:span><text:span text:style-name="T29">”\r\n”</text:span><text:span text:style-name="T49">)</text:span><text:span text:style-name="T48">. Om ett kommando inte finns eller om </text:span><text:span text:style-name="T50">den saknar den önskade </text:span><text:span text:style-name="T30">get/set</text:span><text:span text:style-name="T50"> operationen så kommer en sträng med ett felmeddelande returneras. </text:span><text:span text:style-name="T51">K</text:span><text:span text:style-name="T50">ommando</text:span><text:span text:style-name="T52">identifieraren </text:span><text:span text:style-name="T51">som skickas är okänslig för små eller stora bokstäver.</text:span></text:p>
      <text:p text:style-name="P10"><text:span text:style-name="T56">Båda operationerna kan ta flera argument men </text:span><text:span text:style-name="T27">get </text:span><text:span text:style-name="T56">är argumentlös om inget annat anges. Överblivna argument ignoreras utan att <text:s/>generera ett felmeddelande.</text:span></text:p>
      <text:p text:style-name="P11"><text:span text:style-name="T51">O</text:span><text:span text:style-name="T46">m inget returneras inom 0.25s så får det antas som ett fel.</text:span></text:p>
      <text:p text:style-name="P4"><text:span text:style-name="T12">Args… </text:span><text:span text:style-name="T32">är en lista med sträng argument separerade med en eller flera mellanrum. Nummer och andra datatyper ska omvandlas till en sträng innan de används som argument, dvs ”-1.23E+5” och inte binär data.</text:span></text:p>
      <text:p text:style-name="P28">Argument är ej okänsliga för små/stora bokstäver om inget annat anges.</text:p>
      <text:p text:style-name="P29"/>
      <text:p text:style-name="P6"><text:span text:style-name="T32">K</text:span><text:span text:style-name="T31">ommando</text:span><text:span text:style-name="T33">identifieraren</text:span><text:span text:style-name="T31"> kan flera nivåer och de olika nivåerna separeras i så fall med '</text:span><text:span text:style-name="T26">:</text:span><text:span text:style-name="T31">', </text:span><text:span text:style-name="T33">stora bokstäver i k</text:span><text:span text:style-name="T31">ommando</text:span><text:span text:style-name="T33">identifieraren är nödvändig me</text:span><text:span text:style-name="T34">dans små är frivilliga</text:span><text:span text:style-name="T31">. </text:span><text:span text:style-name="T34"><text:s/></text:span></text:p>
      <text:p text:style-name="P5"><text:span text:style-name="T31">T.ex. </text:span><text:span text:style-name="T33">k</text:span><text:span text:style-name="T31">ommando</text:span><text:span text:style-name="T33">identifieraren</text:span><text:span text:style-name="T31"> </text:span><text:span text:style-name="T75">STArt</text:span><text:span text:style-name="T31"> under </text:span><text:span text:style-name="T75">NAVigation</text:span><text:span text:style-name="T31"> skrivs </text:span></text:p>
      <text:p text:style-name="P15"><text:span text:style-name="T31">”</text:span><text:span text:style-name="T26">NAVigation:STArt</text:span><text:span text:style-name="T31">” , </text:span><text:span text:style-name="T33">”NAV:STA”, nav:sta eller NaV:StA”</text:span></text:p>
      <text:p text:style-name="P8">Flera kommandon <text:span text:style-name="T63">inom samma nivå </text:span>kan skickas samtidigt om de separeras med ';', <text:span text:style-name="T63">nivån behöver ej repeteras och läggs till automatiskt för efterföljande kommandon</text:span>. <text:span text:style-name="T63">Ett kommando ur en annan nivå måste börja ”:” och sin nivå. Ett u</text:span><text:span text:style-name="T78">ndantag är speciella </text:span><text:span text:style-name="T79">k</text:span><text:span text:style-name="T80">ommando</text:span><text:span text:style-name="T81">identifieraren </text:span><text:span text:style-name="T79">som börjar med '*' som saknar nivåer och behöver därmed inte börja med ':'.</text:span></text:p>
      <text:p text:style-name="P7">T.ex kommandot <text:span text:style-name="T76">STArt</text:span><text:span text:style-name="T14"> f</text:span><text:span text:style-name="T35">öljt av </text:span><text:span text:style-name="T76">STOp</text:span><text:span text:style-name="T14"> </text:span><text:span text:style-name="T35">och </text:span><text:span text:style-name="T77">BATtery</text:span><text:span text:style-name="T14"> </text:span><text:span text:style-name="T15">kan skrivas</text:span><text:span text:style-name="T36">:</text:span></text:p>
      <text:p text:style-name="P16"><text:span text:style-name="T14">”NAV:STA</text:span><text:span text:style-name="T15"> 1 2 3</text:span><text:span text:style-name="T14">; STO </text:span><text:span text:style-name="T15">hammertime</text:span><text:span text:style-name="T14">; :SYS:</text:span><text:span text:style-name="T21">BAT</text:span><text:span text:style-name="T14">?</text:span><text:span text:style-name="T15">\r\n</text:span><text:span text:style-name="T14">”</text:span></text:p>
      <text:p text:style-name="P9">Och kommer returnera flera strängar:</text:p>
      <text:p text:style-name="P17">”Starting...\n\rStopping...\n\r1.092556<text:span text:style-name="T69">V</text:span>\n\r”</text:p>
      <text:h text:style-name="P58" text:outline-level="1">Kommandon</text:h>
      <text:p text:style-name="P13"><text:span text:style-name="T8">Lista över kommandon med formatet ”</text:span><text:span text:style-name="T4">k</text:span><text:span text:style-name="T5">ommando</text:span><text:span text:style-name="T3">identifierare </text:span><text:span text:style-name="T6">&lt;argument namn</text:span><text:span text:style-name="T7">(,</text:span><text:span text:style-name="T6"> värdemängd</text:span><text:span text:style-name="T7">)</text:span><text:span text:style-name="T6">( = standard värde)&gt;...</text:span><text:span text:style-name="T1">”. </text:span><text:span text:style-name="T10">Om ett argument har ett standardvärde så är argumentet frivilligt.</text:span></text:p>
      <text:list xml:id="list2646553057442608379" text:style-name="L1">
        <text:list-item>
          <text:p text:style-name="P51">NAV<text:span text:style-name="T61">igation</text:span></text:p>
          <text:p text:style-name="P30"><text:span text:style-name="T61">I</text:span>nnehåller kommandon relaterade till navigation och körning. Saknar <text:span text:style-name="T14">set/get</text:span><text:span text:style-name="T35">.</text:span></text:p>
          <text:list>
            <text:list-item>
              <text:p text:style-name="P51">STArt</text:p>
              <text:p text:style-name="P30"><text:span text:style-name="T24">Set:</text:span><text:span text:style-name="T17"> </text:span>Startar AGV:n och börjar att köra framåt tills att den hittar linjen.</text:p>
              <text:p text:style-name="P30">Saknar <text:span text:style-name="T14">get</text:span><text:span text:style-name="T35">.</text:span></text:p>
            </text:list-item>
            <text:list-item>
              <text:p text:style-name="P51">STOp</text:p>
              <text:p text:style-name="P31"><text:span text:style-name="T24">Set:</text:span><text:span text:style-name="T17"> </text:span>Stoppar AGV:n.</text:p>
              <text:p text:style-name="P30">Saknar <text:span text:style-name="T14">get</text:span><text:span text:style-name="T35">.</text:span></text:p>
            </text:list-item>
            <text:list-item>
              <text:p text:style-name="P33"><text:span text:style-name="T71">PICKup</text:span> <text:span text:style-name="T70">&lt;station, 0-3 = 0&gt; &lt;antal, 0-10 = 0&gt;</text:span></text:p>
              <text:p text:style-name="P31"><text:span text:style-name="T24">Set:</text:span><text:span text:style-name="T17"> </text:span>Ställer in var den ska plocka upp passagerare och hur många. Skriver över existerande order om <text:span text:style-name="T65">det finns </text:span>någon. <text:span text:style-name="T14">Antal = 0</text:span> kan användas för att avbryta en pickup order <text:span text:style-name="T65">i vilket fall </text:span><text:span text:style-name="T17">station</text:span><text:span text:style-name="T65"> ignoreras</text:span>.</text:p>
              <text:p text:style-name="P35"><text:span text:style-name="T11">Get:</text:span> <text:span text:style-name="T35">Returnerar ”&lt;station&gt; &lt;antal&gt;” </text:span><text:span text:style-name="T37">eller ”0 0” om ingen order finns eller klar.</text:span></text:p>
            </text:list-item>
            <text:list-item>
              <text:p text:style-name="P34"><text:span text:style-name="T71">DROPoff</text:span> <text:span text:style-name="T64">&lt;station, 0-3 = 0&gt; &lt;antal, 0-10 = 0&gt;</text:span></text:p>
              <text:p text:style-name="P43"><text:span text:style-name="T22">Set:</text:span><text:span text:style-name="T14"> </text:span>Ställer in var AGV:n ska lämna av passagerare och hur många. För övrigt identisk med <text:span text:style-name="T72">PICKup</text:span>. Båda kan användas samtidigt och kommer utföras beroende på vilken station som kommer först.</text:p>
              <text:p text:style-name="P36"><text:span text:style-name="T11">Get:</text:span> <text:span text:style-name="T37">Identisk med </text:span><text:span text:style-name="T73">PICKup</text:span><text:span text:style-name="T65">?</text:span></text:p>
            </text:list-item>
            <text:list-item>
              <text:p text:style-name="P39"><text:span text:style-name="T72">ROLe</text:span> &lt;<text:span text:style-name="T68">roll, </text:span>LEAD|FOLLOW<text:span text:style-name="T68">=LEAD</text:span>&gt;</text:p>
              <text:p text:style-name="P44"><text:span text:style-name="T22">Set:</text:span><text:span text:style-name="T14"> </text:span>Ställer in <text:span text:style-name="T66">om den ska leda eller följa. Standard är att leda.</text:span></text:p>
              <text:p text:style-name="P37"><text:span text:style-name="T11">Get:</text:span> <text:span text:style-name="T53">Returnerar </text:span>”<text:span text:style-name="T67">&lt;LEAD|FOLLOW&gt;</text:span>” <text:span text:style-name="T41">beroende på </text:span><text:span text:style-name="T42">vilket roll den har</text:span><text:span text:style-name="T41">.</text:span></text:p>
            </text:list-item>
            <text:list-item>
              <text:p text:style-name="P40"><text:span text:style-name="T74">PASSengers</text:span> &lt;<text:span text:style-name="T82">max antal=10</text:span>&gt;</text:p>
              <text:p text:style-name="P46"><text:span text:style-name="T22">Set:</text:span><text:span text:style-name="T14"> </text:span>Ställer in <text:span text:style-name="T82">max antal passagerare. Standard är 10.</text:span></text:p>
              <text:p text:style-name="P38"><text:span text:style-name="T45">Get:</text:span><text:span text:style-name="T41"> </text:span><text:span text:style-name="T53">Returnerar </text:span><text:span text:style-name="T41">”&lt;</text:span><text:span text:style-name="T43">passagerare</text:span><text:span text:style-name="T41">&gt;” </text:span><text:span text:style-name="T43">där passagerare = antal passagerare ombord vid tillfället, INTE MAX ANTAL</text:span><text:span text:style-name="T41">.</text:span></text:p>
            </text:list-item>
            <text:list-item>
              <text:p text:style-name="P51">STATus</text:p>
              <text:p text:style-name="P43">Saknar <text:span text:style-name="T14">Set.</text:span></text:p>
              <text:p text:style-name="P41"><text:span text:style-name="T11">Get:</text:span><text:span text:style-name="T35"> </text:span><text:span text:style-name="T38">Returnerar ”&lt;tillstånd&gt; </text:span><text:span text:style-name="T39">&lt;info&gt;</text:span><text:span text:style-name="T38">” </text:span><text:span text:style-name="T40">enligt tabell</text:span><text:span text:style-name="T41">en</text:span><text:span text:style-name="T40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2">tillstånd</text:p>
          </table:table-cell>
          <table:table-cell table:style-name="Table1.A1" office:value-type="string">
            <text:p text:style-name="P23">Beskrivning</text:p>
          </table:table-cell>
          <table:table-cell table:style-name="Table1.C1" office:value-type="string">
            <text:p text:style-name="P24">info</text:p>
          </table:table-cell>
        </table:table-row>
        <table:table-row>
          <table:table-cell table:style-name="Table1.A2" office:value-type="string">
            <text:p text:style-name="P19">STOPPED</text:p>
          </table:table-cell>
          <table:table-cell table:style-name="Table1.A2" office:value-type="string">
            <text:p text:style-name="P19">AGV:n har ej fått start order.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STARTED</text:p>
          </table:table-cell>
          <table:table-cell table:style-name="Table1.A2" office:value-type="string">
            <text:p text:style-name="P19">AGV:n <text:s/>har startat och letar efter en linje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FOLLOWING</text:p>
          </table:table-cell>
          <table:table-cell table:style-name="Table1.A2" office:value-type="string">
            <text:p text:style-name="P19">AGV:n följer en annan AGV <text:span text:style-name="T67">på huvudväg</text:span></text:p>
          </table:table-cell>
          <table:table-cell table:style-name="Table1.C2" office:value-type="string">
            <text:p text:style-name="P20"><text:span text:style-name="T66">I</text:span>d på framförhållande AGV eller -1 om den ej hunnit ikapp/<text:span text:style-name="T66">ej ser skylt</text:span>.</text:p>
          </table:table-cell>
        </table:table-row>
        <table:table-row>
          <table:table-cell table:style-name="Table1.A2" office:value-type="string">
            <text:p text:style-name="P19">LEADING</text:p>
          </table:table-cell>
          <table:table-cell table:style-name="Table1.A2" office:value-type="string">
            <text:p text:style-name="P21">AGV:n leder <text:span text:style-name="T67">på huvudväg</text:span>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STATION</text:p>
          </table:table-cell>
          <table:table-cell table:style-name="Table1.A2" office:value-type="string">
            <text:p text:style-name="P20">AGV:n är på en station</text:p>
          </table:table-cell>
          <table:table-cell table:style-name="Table1.C2" office:value-type="string">
            <text:p text:style-name="P20">”ENTER” <text:span text:style-name="T66">vid påfart, ”STOPPED” vid paus</text:span></text:p>
            <text:p text:style-name="P20">”<text:span text:style-name="T66">EXIT” vid avfart</text:span></text:p>
          </table:table-cell>
        </table:table-row>
        <table:table-row>
          <table:table-cell table:style-name="Table1.A2" office:value-type="string">
            <text:p text:style-name="P59">FAULT</text:p>
          </table:table-cell>
          <table:table-cell table:style-name="Table1.A2" office:value-type="string">
            <text:p text:style-name="P59">AGV:n har stött på ett oväntat fel och har stannat </text:p>
          </table:table-cell>
          <table:table-cell table:style-name="Table1.C2" office:value-type="string">
            <text:p text:style-name="P59">Felmeddelande</text:p>
          </table:table-cell>
        </table:table-row>
      </table:table>
      <text:list xml:id="list145407698553284" text:continue-numbering="true" text:style-name="L1">
        <text:list-item>
          <text:list>
            <text:list-header>
              <text:p text:style-name="P47"/>
            </text:list-header>
          </text:list>
        </text:list-item>
        <text:list-item>
          <text:p text:style-name="P51">SYS<text:span text:style-name="T62">tem</text:span></text:p>
          <text:p text:style-name="P32"><text:span text:style-name="T61">I</text:span>nnehåller kommandon relaterade till <text:span text:style-name="T66">system/diagnostik</text:span>. Saknar <text:span text:style-name="T14">set/get</text:span><text:span text:style-name="T35">. </text:span></text:p>
          <text:p text:style-name="P48">Ej komplett.</text:p>
          <text:list>
            <text:list-item>
              <text:p text:style-name="P53">EStop</text:p>
              <text:p text:style-name="P45"><text:span text:style-name="T22">Set:</text:span><text:span text:style-name="T14"> </text:span><text:span text:style-name="T18">Stannar </text:span><text:span text:style-name="T19">AGV:n </text:span><text:span text:style-name="T18">omedelbart</text:span><text:span text:style-name="T40">.</text:span></text:p>
              <text:p text:style-name="P42"><text:span text:style-name="T13">Get:</text:span><text:span text:style-name="T54"> </text:span><text:span text:style-name="T55">Returnerar ”&lt;TRUE|FALSE&gt;” beroende på om estop är aktiverat.</text:span></text:p>
            </text:list-item>
            <text:list-item>
              <text:p text:style-name="P54">BATtery</text:p>
              <text:p text:style-name="P49">Saknar <text:span text:style-name="T14">set.</text:span></text:p>
              <text:p text:style-name="P45"><text:span text:style-name="T25">Get:</text:span><text:span text:style-name="T54"> </text:span><text:span text:style-name="T55">Returnerar ”&lt;bat&gt;V” , där bat = batteri spänning.</text:span></text:p>
            </text:list-item>
          </text:list>
        </text:list-item>
        <text:list-item>
          <text:p text:style-name="P52"><text:span text:style-name="T55">*</text:span><text:span text:style-name="T57">IDN</text:span></text:p>
          <text:p text:style-name="P50"><text:span text:style-name="T40">S</text:span><text:span text:style-name="T35">aknar </text:span><text:span text:style-name="T14">set</text:span><text:span text:style-name="T35">.</text:span></text:p>
          <text:p text:style-name="P55"><text:span text:style-name="T44">Get:</text:span><text:span text:style-name="T54"> </text:span><text:span text:style-name="T55">Returnerar ”</text:span><text:span text:style-name="T57">AGV-3 </text:span><text:span text:style-name="T55">”.</text:span></text:p>
        </text:list-item>
      </text:list>
      <text:p text:style-name="P2"/>
      <text:h text:style-name="P57" text:outline-level="1">Revis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1.0</text:p>
          </table:table-cell>
          <table:table-cell table:style-name="Table2.B1" office:value-type="string">
            <text:p text:style-name="P25">Första utkast</text:p>
          </table:table-cell>
        </table:table-row>
        <table:table-row>
          <table:table-cell table:style-name="Table2.A2" office:value-type="string">
            <text:p text:style-name="P60">1.1</text:p>
          </table:table-cell>
          <table:table-cell table:style-name="Table2.B2" office:value-type="string">
            <text:p text:style-name="P60">Lade till kommandot NAVigation:PASSengers och FAULT som returvärde från STATus?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13:38.466902453</meta:creation-date>
    <dc:date>2017-05-07T14:54:05.724271426</dc:date>
    <meta:editing-duration>PT33M36S</meta:editing-duration>
    <meta:editing-cycles>7</meta:editing-cycles>
    <meta:generator>LibreOffice/4.4.6.3$Linux_X86_64 LibreOffice_project/40m0$Build-3</meta:generator>
    <meta:document-statistic meta:table-count="2" meta:image-count="0" meta:object-count="0" meta:page-count="3" meta:paragraph-count="81" meta:word-count="738" meta:character-count="4588" meta:non-whitespace-character-count="3956"/>
  </office:meta>
</office:document-meta>
</file>